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254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QuadCoupl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QuadCoupler Bill of Materials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2200 pF to 10 nF 630 V ceramic disc capacitor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2200 pF to 10 nF 630 V ceramic disc capacitor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2200 pF to 10 nF 630 V ceramic disc capacitor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2200 pF to 10 nF 630 V ceramic disc capacitor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2200 pF to 10 nF 630 V ceramic disc capacitor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2200 pF to 10 nF 630 V ceramic disc capacitor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200 pF to 10 nF 630 V ceramic disc capacitor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2200 pF to 10 nF 630 V ceramic disc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1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JP5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JP6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JP7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JP8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JP9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JP10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k ¼ watt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0k ¼ watt resistor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0k ¼ watt resistor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0k ¼ watt resistor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k 2 watt resistor</text:p>
          </table:table-cell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autotransformer</text:p>
          </table:table-cell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autotransformer</text:p>
          </table:table-cell>
        </table:table-row>
        <table:table-row table:style-name="ro1">
          <table:table-cell office:value-type="string" calcext:value-type="string">
            <text:p>TR3</text:p>
          </table:table-cell>
          <table:table-cell office:value-type="string" calcext:value-type="string">
            <text:p>autotransformer</text:p>
          </table:table-cell>
        </table:table-row>
        <table:table-row table:style-name="ro1">
          <table:table-cell office:value-type="string" calcext:value-type="string">
            <text:p>TR4</text:p>
          </table:table-cell>
          <table:table-cell office:value-type="string" calcext:value-type="string">
            <text:p>autotransformer</text:p>
          </table:table-cell>
        </table:table-row>
        <table:table-row table:style-name="ro1">
          <table:table-cell office:value-type="string" calcext:value-type="string">
            <text:p>TR5</text:p>
          </table:table-cell>
          <table:table-cell office:value-type="string" calcext:value-type="string">
            <text:p>autotransformer</text:p>
          </table:table-cell>
        </table:table-row>
        <table:table-row table:style-name="ro1">
          <table:table-cell office:value-type="string" calcext:value-type="string">
            <text:p>TR6</text:p>
          </table:table-cell>
          <table:table-cell office:value-type="string" calcext:value-type="string">
            <text:p>autotransform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R1,TR3,TR4 are 2 stacked FT82-43 cores</text:p>
          </table:table-cell>
        </table:table-row>
        <table:table-row table:style-name="ro1">
          <table:table-cell/>
          <table:table-cell office:value-type="string" calcext:value-type="string">
            <text:p>TR1 has seven turns wound trifilar (numbers refer winding # and turn #)</text:p>
          </table:table-cell>
        </table:table-row>
        <table:table-row table:style-name="ro1">
          <table:table-cell/>
          <table:table-cell office:value-type="string" calcext:value-type="string">
            <text:p>Turn 1-7 connected to 2-1, 2-7 connected to 3-1</text:p>
          </table:table-cell>
        </table:table-row>
        <table:table-row table:style-name="ro1">
          <table:table-cell/>
          <table:table-cell office:value-type="string" calcext:value-type="string">
            <text:p>Tapped at turns 1-1, 3-1, and 3-6 (turn 3-7 is removed).</text:p>
          </table:table-cell>
        </table:table-row>
        <table:table-row table:style-name="ro1">
          <table:table-cell/>
          <table:table-cell office:value-type="string" calcext:value-type="string">
            <text:p>Ratio of inductances between 1-1/3-6 and 1-1/3-1 should be about 2 to 1 (400:196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R3 and TR4 have five turns wound trifilar (numbers refer to winding # and turn #)</text:p>
          </table:table-cell>
        </table:table-row>
        <table:table-row table:style-name="ro1">
          <table:table-cell/>
          <table:table-cell office:value-type="string" calcext:value-type="string">
            <text:p>Turn 1-5 connected to 2-1, 2-5 connected to 3-1</text:p>
          </table:table-cell>
        </table:table-row>
        <table:table-row table:style-name="ro1">
          <table:table-cell/>
          <table:table-cell office:value-type="string" calcext:value-type="string">
            <text:p>Tapped at turns 1-1, 2-5, 3-4 (turn 3-5 is removed).</text:p>
          </table:table-cell>
        </table:table-row>
        <table:table-row table:style-name="ro1">
          <table:table-cell/>
          <table:table-cell office:value-type="string" calcext:value-type="string">
            <text:p>Ratio of inductances between 1-1/3-4 and 1-1/2-5 should be about 2 to 1 (196:100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R2, TR5, TR6 are 2 stacked FT82-43 cores</text:p>
          </table:table-cell>
        </table:table-row>
        <table:table-row table:style-name="ro1">
          <table:table-cell/>
          <table:table-cell office:value-type="string" calcext:value-type="string">
            <text:p>Six turns wound bifilar (numbers refer to winding # and turn #)</text:p>
          </table:table-cell>
        </table:table-row>
        <table:table-row table:style-name="ro1">
          <table:table-cell/>
          <table:table-cell office:value-type="string" calcext:value-type="string">
            <text:p>Turn 1-6 connected to 2-6 </text:p>
          </table:table-cell>
        </table:table-row>
        <table:table-row table:style-name="ro1">
          <table:table-cell/>
          <table:table-cell office:value-type="string" calcext:value-type="string">
            <text:p>Tapped at 1-1, 1-6/2-6 and 2-1</text:p>
          </table:table-cell>
        </table:table-row>
        <table:table-row table:style-name="ro1">
          <table:table-cell/>
          <table:table-cell office:value-type="string" calcext:value-type="string">
            <text:p>Inductances between 1-1 to 1-6/2-6 and 1/6-2/6 to 2-1 should be about equ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20:10:09.3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20:10:42.774000000</dc:date>
    <meta:editing-duration>PT3M19S</meta:editing-duration>
    <meta:editing-cycles>3</meta:editing-cycles>
    <meta:generator>LibreOffice/5.4.0.3$Windows_x86 LibreOffice_project/7556cbc6811c9d992f4064ab9287069087d7f62c</meta:generator>
    <meta:document-statistic meta:table-count="1" meta:cell-count="214" meta:object-count="0"/>
  </office:meta>
</office:document-meta>
</file>